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xisTypeMappingMetaData.addBuiltInType( QName q , Class c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xisTypeMappingMetaData.initBuildInTypes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1">
            <text:p text:style-name="Table_20_Contents">71</text:p>
          </table:table-cell>
        </table:table-row>
        <table:table-row>
          <table:table-cell office:value-type="string">
            <text:p text:style-name="Table_20_Contents">AxisTypeMappingMetaData.getBuiltInTypeQname( Class cl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